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20000038C91CF153AED8671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Menlo" svg:font-family="Menlo, Monaco, Consolas, 'Ubuntu Mono', 'DejaVu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5c88" officeooo:paragraph-rsid="00165c88"/>
    </style:style>
    <style:style style:name="P2" style:family="paragraph" style:parent-style-name="Standard">
      <style:text-properties officeooo:rsid="001779ea" officeooo:paragraph-rsid="001779ea"/>
    </style:style>
    <style:style style:name="P3" style:family="paragraph" style:parent-style-name="Standard">
      <style:text-properties fo:font-weight="normal" officeooo:rsid="001ca455" officeooo:paragraph-rsid="001ca455" style:font-weight-asian="normal" style:font-weight-complex="normal"/>
    </style:style>
    <style:style style:name="P4" style:family="paragraph" style:parent-style-name="Text_20_body">
      <style:text-properties fo:font-variant="normal" fo:text-transform="none" fo:color="#333333" style:font-name="Helvetica Neue" fo:font-size="9pt" fo:letter-spacing="normal" fo:font-style="normal" fo:font-weight="normal" officeooo:rsid="00165c88" officeooo:paragraph-rsid="00165c88"/>
    </style:style>
    <style:style style:name="P5" style:family="paragraph" style:parent-style-name="Standard">
      <style:text-properties fo:font-weight="normal" officeooo:rsid="001ca455" officeooo:paragraph-rsid="001ca455" style:font-weight-asian="normal" style:font-weight-complex="normal"/>
    </style:style>
    <style:style style:name="P6" style:family="paragraph" style:parent-style-name="Standard">
      <style:text-properties fo:font-weight="normal" officeooo:rsid="001ca455" officeooo:paragraph-rsid="0020ed39" style:font-weight-asian="normal" style:font-weight-complex="normal"/>
    </style:style>
    <style:style style:name="P7" style:family="paragraph" style:parent-style-name="Standard">
      <style:text-properties fo:font-weight="normal" officeooo:rsid="001e2ea3" officeooo:paragraph-rsid="001e2ea3" style:font-weight-asian="normal" style:font-weight-complex="normal"/>
    </style:style>
    <style:style style:name="P8" style:family="paragraph" style:parent-style-name="Standard">
      <style:text-properties fo:font-weight="normal" officeooo:rsid="001e2ea3" officeooo:paragraph-rsid="0020ed39" style:font-weight-asian="normal" style:font-weight-complex="normal"/>
    </style:style>
    <style:style style:name="P9" style:family="paragraph" style:parent-style-name="Standard">
      <style:text-properties fo:font-weight="normal" officeooo:rsid="00201d9d" officeooo:paragraph-rsid="00201d9d" style:font-weight-asian="normal" style:font-weight-complex="normal"/>
    </style:style>
    <style:style style:name="P10" style:family="paragraph" style:parent-style-name="Standard">
      <style:text-properties fo:font-weight="normal" officeooo:rsid="0020ed39" officeooo:paragraph-rsid="0020ed39" style:font-weight-asian="normal" style:font-weight-complex="normal"/>
    </style:style>
    <style:style style:name="P11" style:family="paragraph" style:parent-style-name="Standard">
      <style:text-properties officeooo:rsid="001882d3" officeooo:paragraph-rsid="001882d3"/>
    </style:style>
    <style:style style:name="P12" style:family="paragraph" style:parent-style-name="Standard">
      <style:text-properties officeooo:rsid="001e2ea3" officeooo:paragraph-rsid="001e2ea3"/>
    </style:style>
    <style:style style:name="P13" style:family="paragraph" style:parent-style-name="Standard">
      <style:text-properties fo:font-weight="bold" officeooo:rsid="001b0904" officeooo:paragraph-rsid="001b0904" style:font-weight-asian="bold" style:font-weight-complex="bold"/>
    </style:style>
    <style:style style:name="P14" style:family="paragraph" style:parent-style-name="Standard">
      <style:text-properties fo:font-weight="bold" officeooo:rsid="001b0904" officeooo:paragraph-rsid="001e2ea3" style:font-weight-asian="bold" style:font-weight-complex="bold"/>
    </style:style>
    <style:style style:name="P15" style:family="paragraph" style:parent-style-name="Standard">
      <style:text-properties fo:font-weight="bold" officeooo:rsid="00201d9d" officeooo:paragraph-rsid="00201d9d" style:font-weight-asian="bold" style:font-weight-complex="bold"/>
    </style:style>
    <style:style style:name="P16" style:family="paragraph" style:parent-style-name="Standard">
      <style:text-properties fo:font-weight="bold" officeooo:rsid="0020ed39" officeooo:paragraph-rsid="0020ed39" style:font-weight-asian="bold" style:font-weight-complex="bold"/>
    </style:style>
    <style:style style:name="P17" style:family="paragraph" style:parent-style-name="Standard">
      <style:text-properties fo:font-variant="normal" fo:text-transform="none" fo:color="#000000" style:font-name="Helvetica Neue1" fo:font-size="9.75pt" fo:letter-spacing="normal" fo:font-style="normal" fo:font-weight="normal" officeooo:rsid="001b0904" officeooo:paragraph-rsid="001b0904" style:font-weight-asian="bold" style:font-weight-complex="bold"/>
    </style:style>
    <style:style style:name="P18" style:family="paragraph" style:parent-style-name="Standard">
      <style:text-properties officeooo:paragraph-rsid="00201d9d"/>
    </style:style>
    <style:style style:name="P19" style:family="paragraph" style:parent-style-name="Standard">
      <style:text-properties officeooo:rsid="001ca455" officeooo:paragraph-rsid="001b0904"/>
    </style:style>
    <style:style style:name="P20" style:family="paragraph" style:parent-style-name="Standard">
      <style:text-properties fo:font-style="italic" fo:font-weight="normal" officeooo:rsid="0020ed39" officeooo:paragraph-rsid="0020ed39" style:font-style-asian="italic" style:font-weight-asian="normal" style:font-style-complex="italic" style:font-weight-complex="normal"/>
    </style:style>
    <style:style style:name="P21" style:family="paragraph" style:parent-style-name="Standard">
      <style:text-properties fo:font-size="14pt" officeooo:paragraph-rsid="00201d9d" style:font-size-asian="14pt" style:font-size-complex="14pt"/>
    </style:style>
    <style:style style:name="P22" style:family="paragraph" style:parent-style-name="Standard">
      <style:text-properties fo:font-size="14pt" fo:font-weight="bold" officeooo:rsid="001b0904" officeooo:paragraph-rsid="001b0904" style:font-size-asian="14pt" style:font-weight-asian="bold" style:font-size-complex="14pt" style:font-weight-complex="bold"/>
    </style:style>
    <style:style style:name="P23" style:family="paragraph" style:parent-style-name="Standard">
      <style:text-properties fo:font-size="14pt" fo:font-weight="bold" officeooo:rsid="00201d9d" officeooo:paragraph-rsid="00201d9d" style:font-size-asian="14pt" style:font-weight-asian="bold" style:font-size-complex="14pt" style:font-weight-complex="bold"/>
    </style:style>
    <style:style style:name="P24" style:family="paragraph" style:parent-style-name="Standard">
      <style:text-properties fo:font-size="14pt" fo:font-weight="bold" officeooo:rsid="00165c88" officeooo:paragraph-rsid="00165c88" style:font-size-asian="14pt" style:font-weight-asian="bold" style:font-size-complex="14pt" style:font-weight-complex="bold"/>
    </style:style>
    <style:style style:name="P25" style:family="paragraph" style:parent-style-name="Standard">
      <style:text-properties fo:font-size="14pt" fo:font-weight="bold" officeooo:rsid="0020ed39" officeooo:paragraph-rsid="0020ed39" style:font-size-asian="14pt" style:font-weight-asian="bold" style:font-size-complex="14pt" style:font-weight-complex="bold"/>
    </style:style>
    <style:style style:name="P26" style:family="paragraph" style:parent-style-name="Standard" style:list-style-name="L2">
      <style:text-properties officeooo:paragraph-rsid="0020ed39"/>
    </style:style>
    <style:style style:name="P27" style:family="paragraph" style:parent-style-name="Standard" style:list-style-name="L3">
      <style:text-properties officeooo:paragraph-rsid="0020ed39"/>
    </style:style>
    <style:style style:name="P28" style:family="paragraph" style:parent-style-name="Standard" style:list-style-name="L4">
      <style:text-properties officeooo:paragraph-rsid="0020ed39"/>
    </style:style>
    <style:style style:name="P29" style:family="paragraph" style:parent-style-name="Standard" style:list-style-name="L5">
      <style:text-properties officeooo:paragraph-rsid="0020ed39"/>
    </style:style>
    <style:style style:name="P30" style:family="paragraph" style:parent-style-name="Standard" style:list-style-name="L6">
      <style:text-properties officeooo:paragraph-rsid="0020ed39"/>
    </style:style>
    <style:style style:name="P31" style:family="paragraph" style:parent-style-name="Text_20_body" style:list-style-name="L1">
      <style:paragraph-properties fo:margin-top="0cm" fo:margin-bottom="0.212cm" loext:contextual-spacing="false" style:line-height-at-least="0.45cm" fo:orphans="2" fo:widows="2"/>
      <style:text-properties fo:font-variant="normal" fo:text-transform="none" fo:color="#333333" style:font-name="Helvetica Neue" fo:font-size="9pt" fo:letter-spacing="normal" fo:font-style="normal" fo:font-weight="normal"/>
    </style:style>
    <style:style style:name="T1" style:family="text">
      <style:text-properties officeooo:rsid="001779ea"/>
    </style:style>
    <style:style style:name="T2" style:family="text">
      <style:text-properties officeooo:rsid="001a0007"/>
    </style:style>
    <style:style style:name="T3" style:family="text">
      <style:text-properties fo:font-weight="normal" style:font-weight-asian="normal" style:font-weight-complex="normal"/>
    </style:style>
    <style:style style:name="T4" style:family="text">
      <style:text-properties fo:font-weight="normal" officeooo:rsid="00201d9d" style:font-weight-asian="normal" style:font-weight-complex="normal"/>
    </style:style>
    <style:style style:name="T5" style:family="text">
      <style:text-properties officeooo:rsid="001e2ea3"/>
    </style:style>
    <style:style style:name="T6" style:family="text">
      <style:text-properties officeooo:rsid="00201d9d"/>
    </style:style>
    <style:style style:name="T7" style:family="text">
      <style:text-properties fo:font-style="italic" style:font-style-asian="italic" style:font-style-complex="italic"/>
    </style:style>
    <style:style style:name="T8" style:family="text">
      <style:text-properties fo:font-style="italic" fo:font-weight="normal" officeooo:rsid="0020ed39" style:font-style-asian="italic" style:font-weight-asian="normal" style:font-style-complex="italic"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Johdanto</text:p>
      <text:p text:style-name="P1"/>
      <text:p text:style-name="P1">Tehdään järjestelmä, jolla voi hoitaa erilaisia äänestyksiä. <text:span text:style-name="T1">Siinä siis voidaan luoda äänestys, sekä siinä voidaan äänestää. Äänestys on mahdollista vain ennalta määritellyllä aikavälillä, ja ääniä voi antaa vain yhden. Äänestystilanteessa nähtävillä on vaihtoehtojen nimet ja mahdollinen lisäinformaatio. Järjestäjä voi päättää näkyykö äänestystilanteessa äänestäjälle nykyinen kärki, kaikkien ehdokkaiden äänimäärät tai ei mitään tietoa äänestyksestä. Järjestäjän on myös mahdollista saada äänestysaktiviteetin jakautuminen ajan suhteen.</text:span></text:p>
      <text:p text:style-name="P2"/>
      <text:p text:style-name="P11">Äänestykset järjestetää<text:span text:style-name="T2">n joko anonyymisti, jolloin ei voida kontrolloida äänestääkö joku usean kerran, tai identifioituihin äänestäjiin perustuen. Jälkimmäisessä tapauksessa äänestäjän on annettava oma identifiointitietonsa ennen äänestämistä. Tässä tapauksessa järjestelmä ei kuitenkaan tallenna mitä ko. äänestäjä on äänestänyt. Sen sijaan tieto äänestämisestä ja sen ajankohdasta jää järjestelmään.</text:span></text:p>
      <text:p text:style-name="P11"/>
      <text:p text:style-name="P12">Web-palvelin toteutetaan laitoksen users-palvelimella Apache-palvelimen alla.</text:p>
      <text:p text:style-name="P14"/>
      <text:p text:style-name="P13"/>
      <text:p text:style-name="P23">Käyttäjät</text:p>
      <text:p text:style-name="P15"/>
      <text:p text:style-name="P15">Järjestäjä</text:p>
      <text:p text:style-name="P9"><text:tab/>Järjestäjällä tarkoitetaan ketä tahansa rekisteröitynyttä käyttäjää, joka aloittaa uuden <text:tab/>äänestyksen.</text:p>
      <text:p text:style-name="P9"/>
      <text:p text:style-name="P15">Äänestäjä</text:p>
      <text:p text:style-name="P9"><text:tab/>Äänestäjä on rekisteröitynyt tai rekisteröitymätön äänestäjä.</text:p>
      <text:p text:style-name="P9"/>
      <text:p text:style-name="P15">Järjestelmä</text:p>
      <text:p text:style-name="P18"><text:span text:style-name="T4"><text:tab/>Järjestelmä tarkoittaa äänestysjärjestelmää. </text:span></text:p>
      <text:p text:style-name="P21"><text:span text:style-name="T4"/></text:p>
      <text:p text:style-name="P22"><text:span text:style-name="T6">Käyttötapaukset</text:span></text:p>
      <text:p text:style-name="P22"/>
      <text:p text:style-name="P16">Äänestäjän käyttötapaukset</text:p>
      <text:p text:style-name="P10"/>
      <text:p text:style-name="P10"><text:tab/><text:span text:style-name="T10">Anonyymiäänestys</text:span></text:p>
      <text:list xml:id="list5617553730890136140" text:style-name="L2">
        <text:list-item>
          <text:p text:style-name="P26"><text:span text:style-name="T8">Kuka tahansa voi äänestää anonyymisti, jos järjestäjä on päättänyt, että äänestäminen ei vaadi kirjautumista järjestelmään.</text:span></text:p>
        </text:list-item>
      </text:list>
      <text:p text:style-name="P10"/>
      <text:p text:style-name="P10"><text:tab/>Identifioitu äänestäminen</text:p>
      <text:list xml:id="list2435007140472902998" text:style-name="L3">
        <text:list-item>
          <text:p text:style-name="P27"><text:span text:style-name="T8">Rekisteröityneen käyttäjän äänestäminen. Selaa ensin vaihtoehtoja ja äänestää sitten.</text:span></text:p>
        </text:list-item>
      </text:list>
      <text:p text:style-name="P20"><text:tab/></text:p>
      <text:p text:style-name="P10"><text:tab/>Tulosten tarkastelu äänestyksen jälkeen</text:p>
      <text:list xml:id="list3184625255353957489" text:style-name="L4">
        <text:list-item>
          <text:p text:style-name="P28"><text:span text:style-name="T8">Äänestyksen loputtua äänestäjä voi käydä katsomassa tulokset.</text:span></text:p>
        </text:list-item>
      </text:list>
      <text:p text:style-name="P20"/>
      <text:p text:style-name="P16">Järjestäjän käyttötapaukset</text:p>
      <text:p text:style-name="P10"/>
      <text:p text:style-name="P10"><text:tab/>Äänestyksen luominen</text:p>
      <text:list xml:id="list8217031728457663494" text:style-name="L5">
        <text:list-item>
          <text:p text:style-name="P29"><text:span text:style-name="T8">Rekisteröitynyt käyttäjä voi luoda uuden äänestyksen.</text:span></text:p>
        </text:list-item>
      </text:list>
      <text:p text:style-name="P20"><text:tab/></text:p>
      <text:p text:style-name="P10"><text:tab/>Tulosten tarkastelu</text:p>
      <text:list xml:id="list7762960119310457614" text:style-name="L6">
        <text:list-item>
          <text:p text:style-name="P30"><text:span text:style-name="T8">Järjestäjä tarkastelee tuloksia äänestyksen aikana tai sen jälkeen.</text:span></text:p>
        </text:list-item>
      </text:list>
      <text:p text:style-name="P25"><text:soft-page-break/>Käyttötapauskaavio</text:p>
      <text:p text:style-name="P16"/>
      <text:p text:style-name="P16"/>
      <text:p text:style-name="P16"/>
      <text:p text:style-name="P17"><draw:frame draw:style-name="fr1" draw:name="Image1" text:anchor-type="paragraph" svg:width="17cm" svg:height="22.371cm" draw:z-index="0"><draw:image xlink:href="Pictures/10000201000002B20000038C91CF153AED86718F.png" xlink:type="simple" xlink:show="embed" xlink:actuate="onLoad"/></draw:frame></text:p>
      <text:p text:style-name="P1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Menlo" svg:font-family="Menlo, Monaco, Consolas, 'Ubuntu Mono', 'DejaVu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2:51:24.401718420</meta:creation-date>
    <dc:date>2017-01-19T18:11:06.216977100</dc:date>
    <meta:editing-duration>PT13M</meta:editing-duration>
    <meta:editing-cycles>2</meta:editing-cycles>
    <meta:generator>LibreOffice/5.1.4.2$Linux_X86_64 LibreOffice_project/10m0$Build-2</meta:generator>
    <meta:document-statistic meta:table-count="0" meta:image-count="1" meta:object-count="0" meta:page-count="2" meta:paragraph-count="27" meta:word-count="204" meta:character-count="1881" meta:non-whitespace-character-count="1695"/>
  </office:meta>
</office:document-meta>
</file>